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025cm" svg:stroke-color="#000000" draw:marker-start-width="0.229cm" draw:marker-end-width="0.229cm" draw:fill-color="#ff8080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29cm" draw:marker-end-width="0.229cm" draw:fill-color="#ffcc99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000000" draw:marker-start-width="0.229cm" draw:marker-end-width="0.229cm" draw:fill-color="#aecf00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06cm" svg:height="0.305cm" svg:x="7.213cm" svg:y="1.1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9cm" svg:height="0.305cm" svg:x="11.683cm" svg:y="1.1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0.305cm" svg:x="7.518cm" svg:y="1.1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04cm" svg:height="2.438cm" svg:x="14.732cm" svg:y="1.4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05cm" svg:height="2.438cm" svg:x="7.213cm" svg:y="1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05cm" svg:height="0.305cm" svg:x="7.213cm" svg:y="7.0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04cm" svg:height="0.305cm" svg:x="14.732cm" svg:y="7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0.305cm" svg:x="7.518cm" svg:y="7.0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0.305cm" svg:x="11.684cm" svg:y="7.0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2.438cm" svg:x="0.203cm" svg:y="4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2.438cm" svg:x="3.251cm" svg:y="4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2.438cm" svg:x="0.203cm" svg:y="2.0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2.438cm" svg:x="3.251cm" svg:y="2.0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254cm" svg:x="7.721cm" svg:y="8.1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10.413cm" svg:y="8.1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54cm" svg:height="0.254cm" svg:x="2.286cm" svg:y="8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4cm" svg:height="0.254cm" svg:x="4.978cm" svg:y="8.127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848cm" svg:height="0.725cm" svg:x="10.546cm" svg:y="7.924cm">
          <draw:text-box>
            <text:p>Rank 3</text:p>
          </draw:text-box>
        </draw:frame>
        <draw:frame draw:style-name="gr13" draw:layer="layout" svg:width="1.848cm" svg:height="0.725cm" svg:x="5.111cm" svg:y="7.924cm">
          <draw:text-box>
            <text:p>Rank 1</text:p>
          </draw:text-box>
        </draw:frame>
        <draw:frame draw:style-name="gr13" draw:layer="layout" svg:width="1.848cm" svg:height="0.725cm" svg:x="7.873cm" svg:y="7.938cm">
          <draw:text-box>
            <text:p>Rank 2</text:p>
          </draw:text-box>
        </draw:frame>
        <draw:frame draw:style-name="gr13" draw:layer="layout" svg:width="1.848cm" svg:height="0.725cm" svg:x="2.438cm" svg:y="7.924cm">
          <draw:text-box>
            <text:p>Rank 0</text:p>
          </draw:text-box>
        </draw:frame>
        <draw:custom-shape draw:style-name="gr1" draw:text-style-name="P1" draw:layer="layout" svg:width="0.305cm" svg:height="2.438cm" svg:x="7.213cm" svg:y="4.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04cm" svg:height="2.438cm" svg:x="14.732cm" svg:y="4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04cm" svg:height="0.305cm" svg:x="14.732cm" svg:y="1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04cm" svg:height="2.438cm" svg:x="11.379cm" svg:y="1.4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9cm" svg:height="0.305cm" svg:x="11.683cm" svg:y="3.8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04cm" svg:height="2.438cm" svg:x="11.379cm" svg:y="4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04cm" svg:height="0.305cm" svg:x="11.379cm" svg:y="3.8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04cm" svg:height="0.305cm" svg:x="11.379cm" svg:y="1.1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04cm" svg:height="0.305cm" svg:x="14.731cm" svg:y="3.8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04cm" svg:height="0.305cm" svg:x="11.379cm" svg:y="7.0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04cm" svg:height="0.305cm" svg:x="14.732cm" svg:y="4.3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0.305cm" svg:x="11.684cm" svg:y="4.3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04cm" svg:height="0.305cm" svg:x="11.379cm" svg:y="4.3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6cm" svg:height="0.305cm" svg:x="10.565cm" svg:y="1.1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05cm" svg:height="2.438cm" svg:x="10.566cm" svg:y="1.4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6cm" svg:height="0.305cm" svg:x="7.213cm" svg:y="3.8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0.305cm" svg:x="7.518cm" svg:y="3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6cm" svg:height="0.305cm" svg:x="10.565cm" svg:y="3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5cm" svg:height="2.438cm" svg:x="10.566cm" svg:y="4.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05cm" svg:height="0.305cm" svg:x="10.566cm" svg:y="7.0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05cm" svg:height="0.305cm" svg:x="7.213cm" svg:y="4.3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0.305cm" svg:x="7.518cm" svg:y="4.3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05cm" svg:height="0.305cm" svg:x="10.566cm" svg:y="4.355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3.762cm" svg:height="0.725cm" svg:x="1.574cm" svg:y="0.203cm">
          <draw:text-box>
            <text:p>Partitioned lattice</text:p>
          </draw:text-box>
        </draw:frame>
        <draw:frame draw:style-name="gr13" draw:layer="layout" svg:width="6.293cm" svg:height="0.725cm" svg:x="7.874cm" svg:y="0.24cm">
          <draw:text-box>
            <text:p>Ghost regions of each partition</text:p>
          </draw:text-box>
        </draw:frame>
        <draw:custom-shape draw:style-name="gr5" draw:text-style-name="P1" draw:layer="layout" svg:width="3.048cm" svg:height="2.438cm" svg:x="7.517cm" svg:y="4.6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2.438cm" svg:x="11.684cm" svg:y="4.6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2.438cm" svg:x="7.518cm" svg:y="1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2.438cm" svg:x="11.684cm" svg:y="1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size="12pt" style:font-weight-asian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3-12-17T14:37:56</meta:creation-date>
    <dc:date>2013-12-18T13:12:38</dc:date>
    <dc:creator>James &lt;jjramsey&gt;</dc:creator>
    <meta:editing-duration>PT29M24S</meta:editing-duration>
    <meta:editing-cycles>15</meta:editing-cycles>
    <meta:generator>LibreOffice/4.0.4.2$Linux_X86_64 LibreOffice_project/400m0$Build-2</meta:generator>
    <meta:document-statistic meta:object-count="50"/>
  </office:meta>
</office:document-meta>
</file>